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9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ParseTest9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Test9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ParseTest9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ParseTest9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ParseTest9.test_dates_different_timeZo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